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ccanthis ADF Std" svg:font-family="'Accanthis ADF Std'" style:font-adornments="Bold Italic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Pastel_20_Dream" draw:gradient-step-count="0"/>
    </style:style>
    <style:style style:name="gr1" style:family="graphic" style:parent-style-name="standard">
      <style:graphic-properties draw:textarea-horizontal-align="justify" draw:textarea-vertical-align="middle" draw:auto-grow-height="false" fo:min-height="12.767cm" fo:min-width="18.506cm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size="165pt" style:font-size-asian="165pt" style:font-size-complex="165pt"/>
    </style:style>
    <style:style style:name="T2" style:family="text">
      <style:text-properties style:font-name="Accanthis ADF Std" fo:font-size="60pt" fo:font-style="italic" fo:font-weight="bold" style:font-size-asian="60pt" style:font-style-asian="italic" style:font-size-complex="6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06cm" svg:height="13.017cm" svg:x="1cm" svg:y="3.54cm">
          <text:p text:style-name="P1"><text:span text:style-name="T1">Nac</text:span><text:span text:style-name="T1">DB</text:span></text:p>
          <text:p text:style-name="P1"><text:span text:style-name="T2">seamlessly </text:span><text:span text:style-name="T2">enumerable</text:span><text:span text:style-name="T2"><text:line-break/></text:span><text:span text:style-name="T2">multi-</text:span><text:span text:style-name="T2">canister </text:span><text:span text:style-name="T2">databa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ccanthis ADF Std" svg:font-family="'Accanthis ADF Std'" style:font-adornments="Bold Italic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1:27:43.522959806</meta:creation-date>
    <dc:date>2023-07-12T11:33:01.945293129</dc:date>
    <meta:editing-duration>PT5M18S</meta:editing-duration>
    <meta:editing-cycles>2</meta:editing-cycles>
    <meta:generator>LibreOffice/7.5.4.2$Linux_X86_64 LibreOffice_project/50$Build-2</meta:generator>
    <meta:document-statistic meta:object-count="1"/>
  </office:meta>
</office:document-meta>
</file>